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26" style:base-cell-address="README.H25"/>
      <style:map style:condition="of:is-true-formula([.#REF!]&lt;[.$G25])" style:apply-style-name="cf25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6" style:base-cell-address="README.E25"/>
      <style:map style:condition="of:is-true-formula([.#REF!]&gt;[.$G25])" style:apply-style-name="cf25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6" style:base-cell-address="README.F25"/>
      <style:map style:condition="of:is-true-formula([.#REF!]&gt;[.$G25])" style:apply-style-name="cf25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E8"/>
      <style:map style:condition="of:is-true-formula([.#REF!]&gt;[.$G8])" style:apply-style-name="cf25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E8"/>
      <style:map style:condition="of:is-true-formula([.#REF!]&gt;[.$G8])" style:apply-style-name="cf25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26" style:base-cell-address="A_vous_de_jouer.E19"/>
      <style:map style:condition="of:is-true-formula([.#REF!]&gt;[.$G18])" style:apply-style-name="cf25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F8"/>
      <style:map style:condition="of:is-true-formula([.#REF!]&gt;[.$G8])" style:apply-style-name="cf25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F8"/>
      <style:map style:condition="of:is-true-formula([.#REF!]&gt;[.$G8])" style:apply-style-name="cf25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27" style:base-cell-address="A_vous_de_jouer.H48"/>
      <style:map style:condition="of:is-true-formula([.#REF!]&gt;[.#REF!])" style:apply-style-name="cf28" style:base-cell-address="A_vous_de_jouer.H48"/>
      <style:map style:condition="of:is-true-formula([.#REF!]&gt;[.$G58])" style:apply-style-name="cf26" style:base-cell-address="A_vous_de_jouer.H58"/>
      <style:map style:condition="of:is-true-formula([.#REF!]&lt;[.$G58])" style:apply-style-name="cf25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7" style:base-cell-address="A_vous_de_jouer.E48"/>
      <style:map style:condition="of:is-true-formula([.#REF!]&lt;[.#REF!])" style:apply-style-name="cf28" style:base-cell-address="A_vous_de_jouer.E48"/>
      <style:map style:condition="of:is-true-formula([.#REF!]&lt;[.$G48])" style:apply-style-name="cf26" style:base-cell-address="A_vous_de_jouer.E48"/>
      <style:map style:condition="of:is-true-formula([.#REF!]&gt;[.$G48])" style:apply-style-name="cf25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7" style:base-cell-address="A_vous_de_jouer.H60"/>
      <style:map style:condition="of:is-true-formula([.#REF!]&lt;[.#REF!])" style:apply-style-name="cf28" style:base-cell-address="A_vous_de_jouer.H60"/>
      <style:map style:condition="of:is-true-formula([.#REF!]&lt;[.$G60])" style:apply-style-name="cf26" style:base-cell-address="A_vous_de_jouer.H60"/>
      <style:map style:condition="of:is-true-formula([.#REF!]&gt;[.$G60])" style:apply-style-name="cf25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  <style:map style:condition="of:is-true-formula([.#REF!]&lt;[.#REF!])" style:apply-style-name="cf27" style:base-cell-address="A_vous_de_jouer.H48"/>
      <style:map style:condition="of:is-true-formula([.#REF!]&gt;[.#REF!])" style:apply-style-name="cf28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2" table:style-name="ce51">
            <text:p>2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office:value-type="float" office:value="4" table:style-name="ce48">
            <text:p>4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office:value-type="float" office:value="3" table:style-name="ce48">
            <text:p>3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21" style:family="table-cell" style:data-style-name="N0">
      <style:text-properties fo:font-weight="bold" style:font-weight-asian="bold" style:font-weight-complex="bold"/>
    </style:style>
    <style:style style:name="cf22" style:family="table-cell" style:data-style-name="N0">
      <style:text-properties fo:color="#808080" fo:font-style="italic" style:font-style-asian="italic" style:font-style-complex="italic"/>
    </style:style>
    <style:style style:name="cf23" style:family="table-cell" style:data-style-name="N0">
      <style:text-properties fo:color="#0000FF" fo:font-weight="bold" style:font-weight-asian="bold" style:font-weight-complex="bold"/>
    </style:style>
    <style:style style:name="cf24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25" style:family="table-cell">
      <style:text-properties fo:font-weight="bold" style:font-weight-asian="bold" style:font-weight-complex="bold" style:font-family-generic="swiss"/>
    </style:style>
    <style:style style:name="cf26" style:family="table-cell">
      <style:text-properties fo:color="#808080" fo:font-style="italic" style:font-style-asian="italic" style:font-style-complex="italic" style:font-family-generic="swiss"/>
    </style:style>
    <style:style style:name="cf27" style:family="table-cell">
      <style:text-properties fo:color="#0000FF" fo:font-weight="bold" style:font-weight-asian="bold" style:font-weight-complex="bold" style:font-family-generic="swiss"/>
    </style:style>
    <style:style style:name="cf28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Pierre MADEC</dc:creator>
    <meta:creation-date>2024-06-11T13:41:17Z</meta:creation-date>
    <dc:date>2024-06-25T15:11:23Z</dc:date>
  </office:meta>
</office:document-meta>
</file>